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2bcc" officeooo:paragraph-rsid="00012bcc"/>
    </style:style>
    <style:style style:name="P2" style:family="paragraph" style:parent-style-name="Standard">
      <style:text-properties fo:font-size="24pt" fo:font-weight="bold" officeooo:rsid="00012bcc" officeooo:paragraph-rsid="00012bcc" style:font-size-asian="24pt" style:font-weight-asian="bold" style:font-size-complex="24pt" style:font-weight-complex="bold"/>
    </style:style>
    <style:style style:name="P3" style:family="paragraph" style:parent-style-name="Text_20_body" style:list-style-name="L1">
      <style:paragraph-properties fo:orphans="1"/>
    </style:style>
    <style:style style:name="P4" style:family="paragraph" style:parent-style-name="Text_20_body" style:list-style-name="L2">
      <style:paragraph-properties fo:orphans="1"/>
    </style:style>
    <style:style style:name="P5" style:family="paragraph" style:parent-style-name="Text_20_body" style:list-style-name="L3">
      <style:paragraph-properties fo:orphans="1"/>
    </style:style>
    <style:style style:name="P6" style:family="paragraph" style:parent-style-name="Text_20_body" style:list-style-name="L4">
      <style:paragraph-properties fo:orphans="1"/>
    </style:style>
    <style:style style:name="P7" style:family="paragraph" style:parent-style-name="Text_20_body">
      <style:text-properties officeooo:rsid="00012bcc" officeooo:paragraph-rsid="00012bcc"/>
    </style:style>
    <style:style style:name="T1" style:family="text">
      <style:text-properties officeooo:rsid="00012bc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Software Requirement Specification</text:p>
      <text:p text:style-name="P1"/>
      <text:p text:style-name="P7"><text:span text:style-name="Strong_20_Emphasis">1. Introduction</text:span></text:p>
      <text:list xml:id="list251554838" text:style-name="L1">
        <text:list-item>
          <text:p text:style-name="P3"><text:span text:style-name="Strong_20_Emphasis">1.1 Purpose:</text:span> The purpose of this document is to provide a detailed description of the requirements for the Personal Finance Management Application. It will outline the application’s functionality, user interface, and system requirements.</text:p>
        </text:list-item>
        <text:list-item>
          <text:p text:style-name="P3"><text:span text:style-name="Strong_20_Emphasis">1.2 Scope:</text:span> This SRS covers the functionalities of tracking income and expenses, creating budgets, generating financial reports, and setting financial goals.</text:p>
        </text:list-item>
        <text:list-item>
          <text:p text:style-name="P3"><text:span text:style-name="Strong_20_Emphasis">1.3 Definitions, Acronyms, and Abbreviations:</text:span></text:p>
          <text:list>
            <text:list-item>
              <text:p text:style-name="P3">SRS: Software Requirements Specification</text:p>
            </text:list-item>
            <text:list-item>
              <text:p text:style-name="P3">GUI: Graphical User Interface</text:p>
            </text:list-item>
            <text:list-item>
              <text:p text:style-name="P3">API: Application Programming Interface</text:p>
            </text:list-item>
          </text:list>
        </text:list-item>
      </text:list>
      <text:p text:style-name="Text_20_body"><text:span text:style-name="Strong_20_Emphasis">2. Overall Description</text:span></text:p>
      <text:list xml:id="list514850579" text:style-name="L2">
        <text:list-item>
          <text:p text:style-name="P4"><text:span text:style-name="Strong_20_Emphasis">2.</text:span><text:span text:style-name="Strong_20_Emphasis"><text:span text:style-name="T1">1</text:span></text:span><text:span text:style-name="Strong_20_Emphasis"> Product Functions:</text:span></text:p>
          <text:list>
            <text:list-item>
              <text:p text:style-name="P4">User registration and authentication</text:p>
            </text:list-item>
            <text:list-item>
              <text:p text:style-name="P4">Adding, editing, and deleting income and expense entries</text:p>
            </text:list-item>
            <text:list-item>
              <text:p text:style-name="P4">Categorizing transactions</text:p>
            </text:list-item>
            <text:list-item>
              <text:p text:style-name="P4">Budget creation and tracking</text:p>
            </text:list-item>
            <text:list-item>
              <text:p text:style-name="P4">Generating monthly and yearly financial reports</text:p>
            </text:list-item>
            <text:list-item>
              <text:p text:style-name="P4">Setting and tracking financial goals</text:p>
            </text:list-item>
          </text:list>
        </text:list-item>
        <text:list-item>
          <text:p text:style-name="P4"><text:span text:style-name="Strong_20_Emphasis">2.</text:span><text:span text:style-name="Strong_20_Emphasis"><text:span text:style-name="T1">2</text:span></text:span><text:span text:style-name="Strong_20_Emphasis"> User Classes and Characteristics:</text:span></text:p>
          <text:list>
            <text:list-item>
              <text:p text:style-name="P4">Primary Users: Individuals who need to manage personal finances.</text:p>
            </text:list-item>
            <text:list-item>
              <text:p text:style-name="P4">Secondary Users: Financial advisors who help clients with personal finance management.</text:p>
            </text:list-item>
          </text:list>
        </text:list-item>
        <text:list-item>
          <text:p text:style-name="P4"><text:span text:style-name="Strong_20_Emphasis">2.4 Operating Environment:</text:span> The application will operate on modern web browsers (Chrome, Firefox, Safari, Edge) and mobile operating systems (iOS, Android).</text:p>
        </text:list-item>
        <text:list-item>
          <text:p text:style-name="P4"><text:span text:style-name="Strong_20_Emphasis">2.5 Design and Implementation Constraints:</text:span></text:p>
          <text:list>
            <text:list-item>
              <text:p text:style-name="P4">The application must ensure data security and user privacy.</text:p>
            </text:list-item>
            <text:list-item>
              <text:p text:style-name="P4">The application should be designed to handle a large number of transactions efficiently.</text:p>
            </text:list-item>
          </text:list>
        </text:list-item>
        <text:list-item>
          <text:p text:style-name="P4"><text:span text:style-name="Strong_20_Emphasis">2.6 User Documentation:</text:span> User manual and online help.</text:p>
        </text:list-item>
      </text:list>
      <text:p text:style-name="Text_20_body"><text:span text:style-name="Strong_20_Emphasis">3. Specific Requirements</text:span></text:p>
      <text:list xml:id="list2609659349" text:style-name="L3">
        <text:list-item>
          <text:p text:style-name="P5"><text:span text:style-name="Strong_20_Emphasis">3.1 Functional Requirements:</text:span></text:p>
          <text:list>
            <text:list-item>
              <text:p text:style-name="P5"><text:span text:style-name="Strong_20_Emphasis">3.1.1 User Authentication:</text:span></text:p>
              <text:list>
                <text:list-item>
                  <text:p text:style-name="P5"><text:soft-page-break/>The system shall allow users to register using email and password.</text:p>
                </text:list-item>
                <text:list-item>
                  <text:p text:style-name="P5">The system shall authenticate users upon login.</text:p>
                </text:list-item>
              </text:list>
            </text:list-item>
            <text:list-item>
              <text:p text:style-name="P5"><text:span text:style-name="Strong_20_Emphasis">3.1.2 Transaction Management:</text:span></text:p>
              <text:list>
                <text:list-item>
                  <text:p text:style-name="P5">The system shall allow users to add new income and expense entries.</text:p>
                </text:list-item>
                <text:list-item>
                  <text:p text:style-name="P5">The system shall allow users to categorize transactions.</text:p>
                </text:list-item>
                <text:list-item>
                  <text:p text:style-name="P5">The system shall allow users to edit or delete existing transactions.</text:p>
                </text:list-item>
              </text:list>
            </text:list-item>
            <text:list-item>
              <text:p text:style-name="P5"><text:span text:style-name="Strong_20_Emphasis">3.1.3 Budget Management:</text:span></text:p>
              <text:list>
                <text:list-item>
                  <text:p text:style-name="P5">The system shall allow users to create monthly budgets.</text:p>
                </text:list-item>
                <text:list-item>
                  <text:p text:style-name="P5">The system shall track expenses against the budget and provide alerts when nearing limits.</text:p>
                </text:list-item>
              </text:list>
            </text:list-item>
            <text:list-item>
              <text:p text:style-name="P5"><text:span text:style-name="Strong_20_Emphasis">3.1.4 Financial Reporting:</text:span></text:p>
              <text:list>
                <text:list-item>
                  <text:p text:style-name="P5">The system shall generate monthly and yearly financial reports.</text:p>
                </text:list-item>
                <text:list-item>
                  <text:p text:style-name="P5">The system shall provide graphical representations of income and expenses.</text:p>
                </text:list-item>
              </text:list>
            </text:list-item>
            <text:list-item>
              <text:p text:style-name="P5"><text:span text:style-name="Strong_20_Emphasis">3.1.5 Goal Setting:</text:span></text:p>
              <text:list>
                <text:list-item>
                  <text:p text:style-name="P5">The system shall allow users to set financial goals.</text:p>
                </text:list-item>
                <text:list-item>
                  <text:p text:style-name="P5">The system shall track progress toward financial goals and provide updates.</text:p>
                </text:list-item>
              </text:list>
            </text:list-item>
          </text:list>
        </text:list-item>
        <text:list-item>
          <text:p text:style-name="P5"><text:span text:style-name="Strong_20_Emphasis">3.2 Non-Functional Requirements:</text:span></text:p>
          <text:list>
            <text:list-item>
              <text:p text:style-name="P5"><text:span text:style-name="Strong_20_Emphasis">3.2.1 Performance Requirements:</text:span></text:p>
              <text:list>
                <text:list-item>
                  <text:p text:style-name="P5">The system shall load the dashboard within 2 seconds.</text:p>
                </text:list-item>
                <text:list-item>
                  <text:p text:style-name="P5">The system shall handle up to 10,000 users concurrently.</text:p>
                </text:list-item>
              </text:list>
            </text:list-item>
            <text:list-item>
              <text:p text:style-name="P5"><text:span text:style-name="Strong_20_Emphasis">3.2.2 Security Requirements:</text:span></text:p>
              <text:list>
                <text:list-item>
                  <text:p text:style-name="P5">The system shall encrypt all user data in transit and at rest.</text:p>
                </text:list-item>
                <text:list-item>
                  <text:p text:style-name="P5">The system shall implement multi-factor authentication (MFA).</text:p>
                </text:list-item>
              </text:list>
            </text:list-item>
            <text:list-item>
              <text:p text:style-name="P5"><text:span text:style-name="Strong_20_Emphasis">3.2.3 Usability Requirements:</text:span></text:p>
              <text:list>
                <text:list-item>
                  <text:p text:style-name="P5">The system shall provide an intuitive and user-friendly interface.</text:p>
                </text:list-item>
                <text:list-item>
                  <text:p text:style-name="P5">The system shall support multiple languages.</text:p>
                </text:list-item>
              </text:list>
            </text:list-item>
          </text:list>
        </text:list-item>
        <text:list-item>
          <text:p text:style-name="P5"><text:span text:style-name="Strong_20_Emphasis">3.3 Interface Requirements:</text:span></text:p>
          <text:list>
            <text:list-item>
              <text:p text:style-name="P5"><text:span text:style-name="Strong_20_Emphasis">3.3.1 User Interfaces:</text:span></text:p>
              <text:list>
                <text:list-item>
                  <text:p text:style-name="P5">The system shall have a responsive web interface.</text:p>
                </text:list-item>
                <text:list-item>
                  <text:p text:style-name="P5">The system shall have a mobile application interface for iOS and Android.</text:p>
                </text:list-item>
              </text:list>
            </text:list-item>
            <text:list-item>
              <text:p text:style-name="P5"><text:span text:style-name="Strong_20_Emphasis">3.3.2 API Interfaces:</text:span></text:p>
              <text:list>
                <text:list-item>
                  <text:p text:style-name="P5">The system shall provide API endpoints for third-party integration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9T12:09:16.836521811</meta:creation-date>
    <dc:date>2024-10-09T12:27:47.744162016</dc:date>
    <meta:editing-duration>PT8M20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58" meta:word-count="480" meta:character-count="3114" meta:non-whitespace-character-count="2745"/>
  </office:meta>
</office:document-meta>
</file>